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Source Code Pro Light" svg:font-family="'Source Code Pro Light'" style:font-adornments="Light" style:font-pitch="fixed"/>
    <style:font-face style:name="Liberation Mono" svg:font-family="'Liberation Mono'" style:font-family-generic="modern" style:font-pitch="fixed"/>
    <style:font-face style:name="Cantarell Light" svg:font-family="'Cantarell Light'" style:font-pitch="variable"/>
    <style:font-face style:name="Cantarell Light1" svg:font-family="'Cantarell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0b1bee" officeooo:paragraph-rsid="000b1bee" style:font-size-asian="24.5pt" style:font-size-complex="28pt"/>
    </style:style>
    <style:style style:name="P2" style:family="paragraph" style:parent-style-name="Standard">
      <style:paragraph-properties fo:text-align="center" style:justify-single-word="false"/>
      <style:text-properties style:font-name="Cantarell Light" fo:font-size="28pt" officeooo:rsid="000b1bee" officeooo:paragraph-rsid="000b1bee" style:font-size-asian="24.5pt" style:font-size-complex="28pt"/>
    </style:style>
    <style:style style:name="P3" style:family="paragraph" style:parent-style-name="Standard">
      <style:paragraph-properties fo:text-align="center" style:justify-single-word="false"/>
      <style:text-properties style:font-name="Cantarell Light" fo:font-size="35pt" officeooo:rsid="000b1bee" officeooo:paragraph-rsid="000b1bee" style:font-size-asian="35pt" style:font-size-complex="35pt"/>
    </style:style>
    <style:style style:name="P4" style:family="paragraph" style:parent-style-name="Standard">
      <style:paragraph-properties fo:text-align="center" style:justify-single-word="false"/>
      <style:text-properties style:font-name="Cantarell Light" fo:font-size="16pt" officeooo:rsid="000b1bee" officeooo:paragraph-rsid="000b1bee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Cantarell Light" fo:font-size="16pt" style:text-underline-style="none" officeooo:rsid="0022505c" officeooo:paragraph-rsid="0022505c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Cantarell Light" fo:font-size="16pt" style:text-underline-style="none" officeooo:rsid="0022505c" officeooo:paragraph-rsid="0022505c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style:font-name="Cantarell Light" fo:font-size="16pt" style:text-underline-style="none" officeooo:rsid="005fea61" officeooo:paragraph-rsid="005fea61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style:font-name="Cantarell Light" fo:font-size="16pt" style:text-underline-style="none" officeooo:rsid="00471664" officeooo:paragraph-rsid="00471664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style:font-name="Cantarell Light" fo:font-size="16pt" style:text-underline-style="none" officeooo:rsid="008afda1" officeooo:paragraph-rsid="008afda1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style:font-name="Cantarell Light" fo:font-size="18pt" style:text-underline-style="none" officeooo:rsid="000b1bee" officeooo:paragraph-rsid="000b1bee" style:font-size-asian="18pt" style:font-size-complex="18pt"/>
    </style:style>
    <style:style style:name="P11" style:family="paragraph" style:parent-style-name="Standard">
      <style:paragraph-properties fo:text-align="center" style:justify-single-word="false"/>
      <style:text-properties style:font-name="Cantarell Light" fo:font-size="18pt" style:text-underline-style="none" officeooo:rsid="000d48cf" officeooo:paragraph-rsid="000d48cf" style:font-size-asian="18pt" style:font-size-complex="18pt"/>
    </style:style>
    <style:style style:name="P12" style:family="paragraph" style:parent-style-name="Standard">
      <style:paragraph-properties fo:text-align="start" style:justify-single-word="false"/>
      <style:text-properties style:font-name="Cantarell Light" fo:font-size="18pt" style:text-underline-style="none" officeooo:rsid="000d48cf" officeooo:paragraph-rsid="000d48cf" style:font-size-asian="18pt" style:font-size-complex="18pt"/>
    </style:style>
    <style:style style:name="P13" style:family="paragraph" style:parent-style-name="Standard">
      <style:paragraph-properties fo:text-align="start" style:justify-single-word="false"/>
      <style:text-properties style:font-name="Cantarell Light" fo:font-size="12pt" style:text-underline-style="none" officeooo:rsid="000d48cf" officeooo:paragraph-rsid="000d48cf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Cantarell Light" fo:font-size="12pt" style:text-underline-style="none" officeooo:rsid="0022505c" officeooo:paragraph-rsid="0022505c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Cantarell Light" fo:font-size="12pt" style:text-underline-style="none" officeooo:rsid="0022505c" officeooo:paragraph-rsid="0022505c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Cantarell Light" fo:font-size="12pt" style:text-underline-style="none" officeooo:rsid="0030ae2c" officeooo:paragraph-rsid="0030ae2c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Cantarell Light" fo:font-size="12pt" style:text-underline-style="none" officeooo:rsid="003c2138" officeooo:paragraph-rsid="003c2138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Cantarell Light" fo:font-size="12pt" style:text-underline-style="none" officeooo:rsid="004940d8" officeooo:paragraph-rsid="000d48cf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Cantarell Light" fo:font-size="12pt" style:text-underline-style="none" officeooo:rsid="004940d8" officeooo:paragraph-rsid="00497422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Cantarell Light" fo:font-size="12pt" style:text-underline-style="none" officeooo:rsid="005514d7" officeooo:paragraph-rsid="005514d7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Cantarell Light" fo:font-size="12pt" style:text-underline-style="none" officeooo:rsid="00586d93" officeooo:paragraph-rsid="00586d93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Cantarell Light" fo:font-size="12pt" style:text-underline-style="none" officeooo:rsid="005fea61" officeooo:paragraph-rsid="005fea61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Cantarell Light" fo:font-size="12pt" style:text-underline-style="none" officeooo:rsid="008afda1" officeooo:paragraph-rsid="008afda1" style:font-size-asian="12pt" style:font-size-complex="12pt"/>
    </style:style>
    <style:style style:name="P24" style:family="paragraph" style:parent-style-name="Preformatted_20_Text">
      <style:text-properties style:font-name="Cantarell Light" fo:font-size="16pt" officeooo:rsid="007113a5" style:font-size-asian="16pt" style:font-size-complex="16pt"/>
    </style:style>
    <style:style style:name="P25" style:family="paragraph" style:parent-style-name="Preformatted_20_Text">
      <style:text-properties style:font-name="Cantarell Light" fo:font-size="16pt" officeooo:rsid="007113a5" officeooo:paragraph-rsid="007113a5" style:font-size-asian="16pt" style:font-size-complex="16pt"/>
    </style:style>
    <style:style style:name="P26" style:family="paragraph" style:parent-style-name="Preformatted_20_Text">
      <style:text-properties style:font-name="Cantarell Light" fo:font-size="16pt" officeooo:rsid="007113a5" officeooo:paragraph-rsid="0081b2a5" style:font-size-asian="16pt" style:font-size-complex="16pt"/>
    </style:style>
    <style:style style:name="P27" style:family="paragraph" style:parent-style-name="Preformatted_20_Text">
      <style:text-properties style:font-name="Cantarell Light" fo:font-size="16pt" officeooo:rsid="0072c976" officeooo:paragraph-rsid="0072c976" style:font-size-asian="16pt" style:font-size-complex="16pt"/>
    </style:style>
    <style:style style:name="P28" style:family="paragraph" style:parent-style-name="Preformatted_20_Text">
      <style:text-properties style:font-name="Cantarell Light" fo:font-size="12pt" officeooo:rsid="0072c976" officeooo:paragraph-rsid="00733ad5" style:font-size-asian="12pt" style:font-size-complex="12pt"/>
    </style:style>
    <style:style style:name="P29" style:family="paragraph" style:parent-style-name="Preformatted_20_Text">
      <style:text-properties style:font-name="Cantarell Light" fo:font-size="12pt" officeooo:rsid="007535c6" officeooo:paragraph-rsid="0076ea2f" style:font-size-asian="10.5pt" style:font-size-complex="12pt"/>
    </style:style>
    <style:style style:name="P30" style:family="paragraph" style:parent-style-name="Preformatted_20_Text">
      <style:text-properties style:font-name="Cantarell Light" fo:font-size="12pt" officeooo:rsid="007e08a8" officeooo:paragraph-rsid="007e08a8" style:font-size-asian="10.5pt" style:font-size-complex="12pt"/>
    </style:style>
    <style:style style:name="P31" style:family="paragraph" style:parent-style-name="Text_20_body">
      <style:text-properties officeooo:paragraph-rsid="006571e2"/>
    </style:style>
    <style:style style:name="P32" style:family="paragraph" style:parent-style-name="Preformatted_20_Text">
      <style:text-properties style:font-name="Cantarell Light" fo:font-size="12pt" officeooo:rsid="007535c6" officeooo:paragraph-rsid="0081b2a5" style:font-size-asian="10.5pt" style:font-size-complex="12pt"/>
    </style:style>
    <style:style style:name="P33" style:family="paragraph" style:parent-style-name="Preformatted_20_Text">
      <style:text-properties style:font-name="Cantarell Light" fo:font-size="16pt" officeooo:rsid="007113a5" officeooo:paragraph-rsid="0076ea2f" style:font-size-asian="16pt" style:font-size-complex="16pt"/>
    </style:style>
    <style:style style:name="P34" style:family="paragraph" style:parent-style-name="Preformatted_20_Text">
      <style:text-properties style:font-name="Cantarell Light" fo:font-size="16pt" officeooo:rsid="00917422" officeooo:paragraph-rsid="00917422" style:font-size-asian="16pt" style:font-size-complex="16pt"/>
    </style:style>
    <style:style style:name="P35" style:family="paragraph" style:parent-style-name="Preformatted_20_Text">
      <style:text-properties style:font-name="Cantarell Light" fo:font-size="16pt" officeooo:rsid="00917422" officeooo:paragraph-rsid="009fd55a" style:font-size-asian="16pt" style:font-size-complex="16pt"/>
    </style:style>
    <style:style style:name="P36" style:family="paragraph" style:parent-style-name="Preformatted_20_Text">
      <style:text-properties style:font-name="Liberation Mono" fo:font-size="10pt" officeooo:rsid="007535c6" officeooo:paragraph-rsid="0076ea2f" style:font-size-asian="10pt" style:font-size-complex="10pt"/>
    </style:style>
    <style:style style:name="P37" style:family="paragraph" style:parent-style-name="Preformatted_20_Text">
      <style:text-properties style:font-name="Liberation Mono" fo:font-size="13pt" officeooo:rsid="00917422" officeooo:paragraph-rsid="009fd55a" style:font-size-asian="13pt" style:font-size-complex="13pt"/>
    </style:style>
    <style:style style:name="P38" style:family="paragraph" style:parent-style-name="Preformatted_20_Text">
      <style:text-properties style:font-name="Cantarell Light1" fo:font-size="16pt" officeooo:rsid="00a1dd63" officeooo:paragraph-rsid="00a1dd63" style:font-size-asian="16pt" style:font-size-complex="16pt"/>
    </style:style>
    <style:style style:name="P39" style:family="paragraph" style:parent-style-name="Preformatted_20_Text">
      <style:text-properties style:font-name="Cantarell Light1" fo:font-size="12pt" officeooo:rsid="00a1dd63" officeooo:paragraph-rsid="00a1dd63" style:font-size-asian="12pt" style:font-size-complex="12pt"/>
    </style:style>
    <style:style style:name="P40" style:family="paragraph" style:parent-style-name="Preformatted_20_Text">
      <style:text-properties style:font-name="Cantarell Light1" fo:font-size="12pt" officeooo:rsid="00b14bce" officeooo:paragraph-rsid="00a1dd63" style:font-size-asian="12pt" style:font-size-complex="12pt"/>
    </style:style>
    <style:style style:name="P41" style:family="paragraph" style:parent-style-name="Preformatted_20_Text">
      <style:text-properties style:font-name="Cantarell Light1" fo:font-size="12pt" officeooo:rsid="00b14bce" officeooo:paragraph-rsid="00b14bce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style:font-name="Cantarell Light" fo:font-size="12pt" style:text-underline-style="none" officeooo:rsid="005514d7" officeooo:paragraph-rsid="005514d7" style:font-size-asian="12pt" style:font-size-complex="12pt"/>
    </style:style>
    <style:style style:name="P43" style:family="paragraph" style:parent-style-name="Standard">
      <style:paragraph-properties fo:text-align="start" style:justify-single-word="false"/>
      <style:text-properties style:font-name="Cantarell Light" fo:font-size="12pt" style:text-underline-style="none" officeooo:rsid="00917422" officeooo:paragraph-rsid="00917422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Cantarell Light" fo:font-size="18pt" style:text-underline-style="none" officeooo:rsid="00a05e01" officeooo:paragraph-rsid="00a05e01" style:font-size-asian="18pt" style:font-size-complex="18pt"/>
    </style:style>
    <style:style style:name="P45" style:family="paragraph" style:parent-style-name="Standard">
      <style:paragraph-properties fo:text-align="center" style:justify-single-word="false"/>
      <style:text-properties style:font-name="Cantarell Light" fo:font-size="18pt" style:text-underline-style="none" officeooo:rsid="000b1bee" officeooo:paragraph-rsid="000b1bee" style:font-size-asian="18pt" style:font-size-complex="18pt"/>
    </style:style>
    <style:style style:name="T1" style:family="text">
      <style:text-properties officeooo:rsid="000dcd92"/>
    </style:style>
    <style:style style:name="T2" style:family="text">
      <style:text-properties officeooo:rsid="0014dde4"/>
    </style:style>
    <style:style style:name="T3" style:family="text">
      <style:text-properties officeooo:rsid="00162b9b"/>
    </style:style>
    <style:style style:name="T4" style:family="text">
      <style:text-properties officeooo:rsid="002274cb"/>
    </style:style>
    <style:style style:name="T5" style:family="text">
      <style:text-properties officeooo:rsid="0022f0cc"/>
    </style:style>
    <style:style style:name="T6" style:family="text">
      <style:text-properties officeooo:rsid="00241fa4"/>
    </style:style>
    <style:style style:name="T7" style:family="text">
      <style:text-properties officeooo:rsid="002e01cc"/>
    </style:style>
    <style:style style:name="T8" style:family="text">
      <style:text-properties officeooo:rsid="002e44e1"/>
    </style:style>
    <style:style style:name="T9" style:family="text">
      <style:text-properties officeooo:rsid="002f0556"/>
    </style:style>
    <style:style style:name="T10" style:family="text">
      <style:text-properties officeooo:rsid="002f3aec"/>
    </style:style>
    <style:style style:name="T11" style:family="text">
      <style:text-properties officeooo:rsid="003365c4"/>
    </style:style>
    <style:style style:name="T12" style:family="text">
      <style:text-properties officeooo:rsid="00395122"/>
    </style:style>
    <style:style style:name="T13" style:family="text">
      <style:text-properties officeooo:rsid="003abaa2"/>
    </style:style>
    <style:style style:name="T14" style:family="text">
      <style:text-properties officeooo:rsid="003d9098"/>
    </style:style>
    <style:style style:name="T15" style:family="text">
      <style:text-properties officeooo:rsid="003e7b5c"/>
    </style:style>
    <style:style style:name="T16" style:family="text">
      <style:text-properties officeooo:rsid="003f8ddf"/>
    </style:style>
    <style:style style:name="T17" style:family="text">
      <style:text-properties officeooo:rsid="0043dee3"/>
    </style:style>
    <style:style style:name="T18" style:family="text">
      <style:text-properties officeooo:rsid="0056baeb"/>
    </style:style>
    <style:style style:name="T19" style:family="text">
      <style:text-properties officeooo:rsid="0059d75d"/>
    </style:style>
    <style:style style:name="T20" style:family="text">
      <style:text-properties officeooo:rsid="005dafbd"/>
    </style:style>
    <style:style style:name="T21" style:family="text">
      <style:text-properties style:font-name="Cantarell Light"/>
    </style:style>
    <style:style style:name="T22" style:family="text">
      <style:text-properties style:font-name="Cantarell Light" officeooo:rsid="005dafbd"/>
    </style:style>
    <style:style style:name="T23" style:family="text">
      <style:text-properties officeooo:rsid="0069328f"/>
    </style:style>
    <style:style style:name="T24" style:family="text">
      <style:text-properties officeooo:rsid="006ab895"/>
    </style:style>
    <style:style style:name="T25" style:family="text">
      <style:text-properties officeooo:rsid="0078e3a8"/>
    </style:style>
    <style:style style:name="T26" style:family="text">
      <style:text-properties officeooo:rsid="007d1c17"/>
    </style:style>
    <style:style style:name="T27" style:family="text">
      <style:text-properties officeooo:rsid="0084fb1f"/>
    </style:style>
    <style:style style:name="T28" style:family="text">
      <style:text-properties officeooo:rsid="00934563"/>
    </style:style>
    <style:style style:name="T29" style:family="text">
      <style:text-properties officeooo:rsid="009559a4"/>
    </style:style>
    <style:style style:name="T30" style:family="text">
      <style:text-properties officeooo:rsid="00968b78"/>
    </style:style>
    <style:style style:name="T31" style:family="text">
      <style:text-properties officeooo:rsid="00981a5c"/>
    </style:style>
    <style:style style:name="T32" style:family="text">
      <style:text-properties officeooo:rsid="0099cf2a"/>
    </style:style>
    <style:style style:name="T33" style:family="text">
      <style:text-properties officeooo:rsid="009a287d"/>
    </style:style>
    <style:style style:name="T34" style:family="text">
      <style:text-properties officeooo:rsid="009c1086"/>
    </style:style>
    <style:style style:name="T35" style:family="text">
      <style:text-properties officeooo:rsid="009c4c41"/>
    </style:style>
    <style:style style:name="T36" style:family="text">
      <style:text-properties officeooo:rsid="009e598d"/>
    </style:style>
    <style:style style:name="T37" style:family="text">
      <style:text-properties officeooo:rsid="00a36710"/>
    </style:style>
    <style:style style:name="T38" style:family="text">
      <style:text-properties officeooo:rsid="00a5475f"/>
    </style:style>
    <style:style style:name="T39" style:family="text">
      <style:text-properties officeooo:rsid="00a5fd7a"/>
    </style:style>
    <style:style style:name="T40" style:family="text">
      <style:text-properties officeooo:rsid="00a74c3d"/>
    </style:style>
    <style:style style:name="T41" style:family="text">
      <style:text-properties officeooo:rsid="00a99428"/>
    </style:style>
    <style:style style:name="T42" style:family="text">
      <style:text-properties officeooo:rsid="00aa7fb2"/>
    </style:style>
    <style:style style:name="T43" style:family="text">
      <style:text-properties officeooo:rsid="00ac232d"/>
    </style:style>
    <style:style style:name="T44" style:family="text">
      <style:text-properties officeooo:rsid="00ac7e3c"/>
    </style:style>
    <style:style style:name="T45" style:family="text">
      <style:text-properties officeooo:rsid="00ada008"/>
    </style:style>
    <style:style style:name="T46" style:family="text">
      <style:text-properties officeooo:rsid="00aeab1d"/>
    </style:style>
    <style:style style:name="T47" style:family="text">
      <style:text-properties officeooo:rsid="00b27755"/>
    </style:style>
    <style:style style:name="T48" style:family="text">
      <style:text-properties officeooo:rsid="00b45579"/>
    </style:style>
    <style:style style:name="T49" style:family="text">
      <style:text-properties officeooo:rsid="00b4e82c"/>
    </style:style>
    <style:style style:name="T50" style:family="text">
      <style:text-properties officeooo:rsid="00b60621"/>
    </style:style>
    <style:style style:name="T51" style:family="text">
      <style:text-properties officeooo:rsid="00b6979c"/>
    </style:style>
    <style:style style:name="T52" style:family="text">
      <style:text-properties officeooo:rsid="00b88929"/>
    </style:style>
    <style:style style:name="T53" style:family="text">
      <style:text-properties officeooo:rsid="00b9e5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2"/>
      <text:p text:style-name="P3">Documentation</text:p>
      <text:p text:style-name="P4">du projet de fin de semestre </text:p>
      <text:p text:style-name="P4"/>
      <text:p text:style-name="P4"/>
      <text:p text:style-name="P4"/>
      <text:p text:style-name="P10">Analyse Syntaxique 2020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4">MURATI Vidan L3<text:tab/><text:tab/>197841</text:p>
      <text:p text:style-name="P12"><text:soft-page-break/>Introduction</text:p>
      <text:p text:style-name="P11"/>
      <text:p text:style-name="P13">L’enseignement pourvu dans notre licence nous a permis au fil de ces 2 dernières années, de découvrir des langages de programmation variés.</text:p>
      <text:p text:style-name="P13">Mais une question se posait : Par quel procédé notre ordinateur est il capable <text:span text:style-name="T1">de comprendre puis d</text:span>’éxecuter nos instructions <text:span text:style-name="T1">malgré les, parfois grandes, différences de grammaire entre les langages ? </text:span><text:span text:style-name="T2">L’analyse syntaxique nous donne une réponse partielle à cette </text:span><text:span text:style-name="T3">question</text:span><text:span text:style-name="T2"> complexe.</text:span></text:p>
      <text:p text:style-name="P5"/>
      <text:p text:style-name="P6">Choix</text:p>
      <text:p text:style-name="P5"/>
      <text:p text:style-name="P15">J’ai décidé de redéfinir YY_INPUT pour l’affichage des lignes qui provoque une ou plusieurs erreurs. J’avais tout d’abord opté pour <text:span text:style-name="T12">une première </text:span>solution utilisant REJECT, mais il s’est avéré ensuite bien plus facile d’intégrer <text:span text:style-name="T4">le curseur qui pointe le caractère </text:span><text:span text:style-name="T5">qui provoque l’erreur </text:span><text:span text:style-name="T6">en utilisant YY_INPUT </text:span><text:span text:style-name="T13">plutôt que REJECT</text:span><text:span text:style-name="T5">.</text:span></text:p>
      <text:p text:style-name="P17">Je l’ai donc redéfinit comme suit :</text:p>
      <text:p text:style-name="P17"><text:tab/>- Je copie l’entiereté <text:span text:style-name="T14">de la </text:span>ligne courante dans une variable globale</text:p>
      <text:p text:style-name="P17"><text:tab/>- <text:span text:style-name="T14">Je définit un curseur au debut de la ligne</text:span></text:p>
      <text:p text:style-name="P17"><text:tab/>- <text:span text:style-name="T14">A chaque tour de boucle j’inscris le caractère présent </text:span><text:span text:style-name="T15">a l’emplacement du curseur dans <text:tab/>le buffer</text:span></text:p>
      <text:p text:style-name="P17"><text:tab/>- <text:span text:style-name="T16">Quand le curseur est </text:span><text:span text:style-name="T15">à la fin de la ligne : retour a l’étape 1</text:span></text:p>
      <text:p text:style-name="P17"/>
      <text:p text:style-name="P16">J’ai décidé de représenter une ligne comme étant un tableau d’au maximum 200 caractères, <text:span text:style-name="T11">c’est un choix </text:span><text:span text:style-name="T17">arbitraire</text:span><text:span text:style-name="T11">.</text:span></text:p>
      <text:p text:style-name="P18"/>
      <text:p text:style-name="P6">Difficultés</text:p>
      <text:p text:style-name="P5"/>
      <text:p text:style-name="P15">Une des grandes difficulté de ce projet a été de maintenir la grammaire non ambigüe, surtout lors de l’ajout des structures. <text:span text:style-name="T7">Il a aussi été difficile </text:span><text:span text:style-name="T8">de comprendre l’ordre des opérations effectuées par </text:span><text:span text:style-name="T9">flex et bison </text:span><text:span text:style-name="T10">et en ce sens, correctement redéfinir YY_INPUT</text:span></text:p>
      <text:p text:style-name="P19"/>
      <text:p text:style-name="P20">J’ai aussi eu des difficultés a résoudre les conflits décalages/réductions de la grammaire ou encore à comprendre les examples donné<text:span text:style-name="T18">s</text:span> par bison <text:span text:style-name="T27">pour faciliter leur résolution</text:span>.</text:p>
      <text:p text:style-name="P20"/>
      <text:p text:style-name="P43"><text:span text:style-name="T29">Bien que non demandé dans le rendu final, l</text:span>e red<text:span text:style-name="T29">é</text:span>marrage après erreur <text:span text:style-name="T28">a aussi été source de conflits, et cette fonctionnalité n’est pas encore </text:span><text:span text:style-name="T30">entièrement </text:span><text:span text:style-name="T28">opérationnelle. </text:span><text:span text:style-name="T31">( </text:span><text:span text:style-name="T32">Après un redemarrage, </text:span><text:span text:style-name="T34">c</text:span><text:span text:style-name="T31">ertaines lignes détecté</text:span><text:span text:style-name="T35">e</text:span><text:span text:style-name="T31">s comme fausses par l’analyseur syntaxique </text:span><text:span text:style-name="T32">sont pourtant syntaxiquement correct</text:span><text:span text:style-name="T36">es</text:span><text:span text:style-name="T32">. </text:span><text:span text:style-name="T33">)</text:span></text:p>
      <text:p text:style-name="P20"/>
      <text:p text:style-name="P20"/>
      <text:p text:style-name="P20"/>
      <text:p text:style-name="P20"/>
      <text:p text:style-name="P20"><text:soft-page-break/></text:p>
      <text:p text:style-name="P9">Les types</text:p>
      <text:p text:style-name="P23">Ce langage reconnaît 3 différents types de variables :</text:p>
      <text:p text:style-name="P23">CHAR, INT, et les types structurés</text:p>
      <text:p text:style-name="P7"/>
      <text:p text:style-name="P7">Les variables</text:p>
      <text:p text:style-name="P22">Une variable peut être déclaré a l’intérieur de fonctions, comme à l’extérieur <text:span text:style-name="T23">( mais pas après </text:span><text:span text:style-name="T24">une</text:span><text:span text:style-name="T23"> déclaration de fonction )</text:span>.</text:p>
      <text:p text:style-name="P22">Elles se déclarent comme suit :</text:p>
      <text:p text:style-name="Preformatted_20_Text">&lt;type_de_la_variable&gt; &lt;identificateur_de_la_variable&gt;;</text:p>
      <text:p text:style-name="Preformatted_20_Text"/>
      <text:p text:style-name="P14"/>
      <text:p text:style-name="P8">Les structures</text:p>
      <text:p text:style-name="P21">Les structures sont dé<text:span text:style-name="T20">finies </text:span>comme suit : </text:p>
      <text:p text:style-name="Preformatted_20_Text">struct &lt;identificateur_<text:span text:style-name="T20">de_la_structure&gt;</text:span> {</text:p>
      <text:p text:style-name="Preformatted_20_Text">&lt;<text:span text:style-name="T19">déclarations de </text:span>variables&gt;</text:p>
      <text:p text:style-name="Preformatted_20_Text">};</text:p>
      <text:p text:style-name="Preformatted_20_Text"/>
      <text:p text:style-name="P31"><text:span text:style-name="T21">elles peuvent êtres dé</text:span><text:span text:style-name="T22">finies</text:span><text:span text:style-name="T21"> avant et après les variables globales mais seulement avant la déclaration de fonctions.</text:span><text:line-break/><text:span text:style-name="T22">Les structures sont déclarées comme suit :</text:span></text:p>
      <text:p text:style-name="Preformatted_20_Text">struct &lt;identificateur_de_la_structure&gt; &lt;idenficateur_de_variable&gt; ;</text:p>
      <text:p text:style-name="P24"/>
      <text:p text:style-name="P24"/>
      <text:p text:style-name="P27">Les instructions</text:p>
      <text:p text:style-name="P28">De nombreuses instructions sont disponibles, (if, while, print) ( voir grammaire ). </text:p>
      <text:p text:style-name="P28">Une instruction doit impérativement terminer par un ;</text:p>
      <text:p text:style-name="P25"/>
      <text:p text:style-name="P25"/>
      <text:p text:style-name="P26">Les fonctions</text:p>
      <text:p text:style-name="P32">Une fonction est définie comme suit :</text:p>
      <text:p text:style-name="P36">&lt;type_de_retour&gt; &lt;identificateur_de_la_fonction&gt; ( &lt;<text:span text:style-name="T26">p</text:span>arametres&gt; ) {</text:p>
      <text:p text:style-name="P36"><text:tab/>&lt;<text:span text:style-name="T25">i</text:span>nstructions&gt;</text:p>
      <text:p text:style-name="P36">}</text:p>
      <text:p text:style-name="P29"/>
      <text:p text:style-name="P30">Elle sont déclarées a la fin du programme soit après les structures et les déclarations de variables globales.</text:p>
      <text:p text:style-name="P33"/>
      <text:p text:style-name="P34"/>
      <text:p text:style-name="P35">Pour + d’informations sur le langage voir </text:p>
      <text:p text:style-name="P37">sujet-projet-AS-2020-2021.pdf</text:p>
      <text:p text:style-name="P37"><text:soft-page-break/></text:p>
      <text:p text:style-name="P38">Conclusion</text:p>
      <text:p text:style-name="P39">La définition d’éléments lexicaux couplé a une analyse syntaxique <text:span text:style-name="T43">nous </text:span>permettent de séparer <text:span text:style-name="T39">l</text:span>es <text:span text:style-name="T41">caractères </text:span><text:span text:style-name="T42">d’un texte</text:span> <text:span text:style-name="T40">et</text:span><text:span text:style-name="T37"> de les reg</text:span><text:span text:style-name="T38">r</text:span><text:span text:style-name="T37">ouper en différents éléments porteur de sens. </text:span><text:span text:style-name="T39">C’est ainsi qu’on définit un langage.<text:line-break/>Il nous reste maintenant à exprimer le langage </text:span><text:span text:style-name="T44">engendr</text:span><text:span text:style-name="T45">é</text:span><text:span text:style-name="T39"> en un ensemble d’instructions </text:span><text:span text:style-name="T44">que l’ordinateur </text:span><text:span text:style-name="T46">sera capable d’interpréter.</text:span></text:p>
      <text:p text:style-name="P40"/>
      <text:p text:style-name="P41">J’ai trouvé le projet très intéressant, <text:span text:style-name="T47">car il permets de comprendre </text:span><text:span text:style-name="T48">le langage</text:span><text:span text:style-name="T47">, d’un point de vue très différent de ce que l’on a l’habitude d’étudie</text:span><text:span text:style-name="T48">r </text:span><text:span text:style-name="T49">quand on parle de langues</text:span><text:span text:style-name="T47">.<text:line-break/></text:span><text:span text:style-name="T50">Et malgré le caractère très ‘informatique’ de l’analyse syntaxique, j’ai l’impression que ces règles </text:span><text:span text:style-name="T51">et méthodes sont </text:span><text:span text:style-name="T53">aussi </text:span><text:span text:style-name="T51">très présentes </text:span><text:span text:style-name="T52">dans </text:span><text:span text:style-name="T53">les langues parlé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Source Code Pro Light" svg:font-family="'Source Code Pro Light'" style:font-adornments="Light" style:font-pitch="fixed"/>
    <style:font-face style:name="Liberation Mono" svg:font-family="'Liberation Mono'" style:font-family-generic="modern" style:font-pitch="fixed"/>
    <style:font-face style:name="Cantarell Light" svg:font-family="'Cantarell Light'" style:font-pitch="variable"/>
    <style:font-face style:name="Cantarell Light1" svg:font-family="'Cantarell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ial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ial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" style:font-family-asian="Arial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5:52:40.951279324</meta:creation-date>
    <dc:date>2020-12-30T15:57:09.600424195</dc:date>
    <meta:editing-duration>PT1H40M54S</meta:editing-duration>
    <meta:editing-cycles>142</meta:editing-cycles>
    <meta:generator>LibreOffice/7.0.4.2$Linux_X86_64 LibreOffice_project/00$Build-2</meta:generator>
    <meta:document-statistic meta:table-count="0" meta:image-count="0" meta:object-count="0" meta:page-count="4" meta:paragraph-count="47" meta:word-count="586" meta:character-count="3873" meta:non-whitespace-character-count="3323"/>
  </office:meta>
</office:document-meta>
</file>